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cfe98"/>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29342"/>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29342" officeooo:paragraph-rsid="00129342"/>
    </style:style>
    <style:style style:name="P20" style:family="paragraph" style:parent-style-name="Table_20_Contents">
      <style:text-properties fo:font-weight="bold" officeooo:rsid="000f67fd" officeooo:paragraph-rsid="0015438b" style:font-weight-asian="bold" style:font-weight-complex="bold"/>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normal" officeooo:rsid="003ab0cd" officeooo:paragraph-rsid="003c2720" style:font-weight-asian="normal" style:font-weight-complex="normal"/>
    </style:style>
    <style:style style:name="P28" style:family="paragraph" style:parent-style-name="Table_20_Contents">
      <style:text-properties officeooo:paragraph-rsid="003cfe98"/>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text-properties officeooo:rsid="00129342" officeooo:paragraph-rsid="00129342"/>
    </style:style>
    <style:style style:name="P32" style:family="paragraph" style:parent-style-name="Table_20_Contents">
      <style:text-properties fo:font-weight="bold" officeooo:rsid="003cfe98" officeooo:paragraph-rsid="003cfe98"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cfe9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e0f8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0c2e"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2" fo:font-size="12pt" fo:font-weight="normal" officeooo:rsid="00129342" style:font-name-asian="ArialMT" style:font-size-asian="12pt" style:font-weight-asian="normal" style:font-name-complex="ArialMT" style:font-size-complex="12pt" style:font-weight-complex="normal"/>
    </style:style>
    <style:style style:name="T15" style:family="text">
      <style:text-properties style:use-window-font-color="true" loext:opacity="0%" style:font-name="Times New Roman2" fo:font-size="12pt" fo:font-weight="normal" officeooo:rsid="0013b722" style:font-name-asian="ArialMT" style:font-size-asian="12pt" style:font-weight-asian="normal" style:font-name-complex="ArialMT" style:font-size-complex="12pt"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3"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4" style:family="text">
      <style:text-properties officeooo:rsid="003a552b"/>
    </style:style>
    <style:style style:name="T25" style:family="text">
      <style:text-properties officeooo:rsid="00431272"/>
    </style:style>
    <style:style style:name="T26" style:family="text">
      <style:text-properties officeooo:rsid="003e0f88"/>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4">Standard</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table-cell table:style-name="Table2.A2" office:value-type="string">
            <text:p text:style-name="P13"><text:span text:style-name="Page_20_Number"><text:span text:style-name="T14">Feb 6, 201</text:span></text:span><text:span text:style-name="Page_20_Number"><text:span text:style-name="T15">6</text:span></text:span></text:p>
          </table:table-cell>
          <table:table-cell table:style-name="Table2.A2" office:value-type="string">
            <text:p text:style-name="P20"><text:span text:style-name="Page_20_Number"><text:span text:style-name="T13">Feb 20, 2016</text:span></text:span></text:p>
          </table:table-cell>
          <table:table-cell table:style-name="Table2.C2" office:value-type="string">
            <text:p text:style-name="P19">Minor grammatical corrections and readability improvements as well as the following specific changes:</text:p>
            <text:list text:style-name="L1">
              <text:list-item>
                <text:p text:style-name="P31">Corrected MTI for <text:span text:style-name="T19">3.3.2 Verify Node ID</text:span> from <text:span text:style-name="T19">0x498</text:span> to <text:span text:style-name="T19">0x488</text:span></text:p>
              </text:list-item>
              <text:list-item>
                <text:p text:style-name="P31">Added entries to the <text:span text:style-name="T19">3.3.7 Protocol Support Reply</text:span> table</text:p>
                <text:list>
                  <text:list-item>
                    <text:p text:style-name="P31">Firmware Upgrade Protocol</text:p>
                  </text:list-item>
                  <text:list-item>
                    <text:p text:style-name="P31">Firmware Upgrade Active</text:p>
                  </text:list-item>
                </text:list>
              </text:list-item>
              <text:list-item>
                <text:p text:style-name="P31">Removal of <text:span text:style-name="T19">72</text:span> and <text:span text:style-name="T19">254</text:span> byte <text:span text:style-name="T19">Message Size</text:span> limits</text:p>
              </text:list-item>
            </text:list>
          </table:table-cell>
        </table:table-row>
        <table:table-row>
          <table:table-cell table:style-name="Table2.A2" office:value-type="string">
            <text:p text:style-name="P14"><text:span text:style-name="T21">Apr</text:span> <text:span text:style-name="T21">25</text:span>, 202<text:span text:style-name="T21">1</text:span></text:p>
          </table:table-cell>
          <table:table-cell table:style-name="Table2.A2" office:value-type="string">
            <text:p text:style-name="P27">July 2, 2021</text:p>
          </table:table-cell>
          <table:table-cell table:style-name="Table2.C2" office:value-type="string">
            <text:p text:style-name="P16">Changed LCC logo to include the <text:span text:style-name="T22">®</text:span><text:span text:style-name="T23"> symbol</text:span></text:p>
            <text:p text:style-name="P17">Changed “Layout Command Control” to have the <text:span text:style-name="T5">TM</text:span> symbol</text:p>
            <text:p text:style-name="P18">Added <text:span text:style-name="T21">the </text:span>NMRA Legal Disclaimer <text:span text:style-name="T21">fine-print</text:span></text:p>
            <text:p text:style-name="P15">Changed the OpenLCB license to “Creative Commons Attribution-ShareAlike 4.0 International”</text:p>
          </table:table-cell>
        </table:table-row>
        <table:table-row>
          <table:table-cell table:style-name="Table2.A2" office:value-type="string">
            <text:p text:style-name="P32">July 2<text:span text:style-name="T26">2</text:span>, 2024</text:p>
          </table:table-cell>
          <table:table-cell table:style-name="Table2.A2" office:value-type="string">
            <text:p text:style-name="Table_20_Contents"/>
          </table:table-cell>
          <table:table-cell table:style-name="Table2.C2" office:value-type="string">
            <text:p text:style-name="P28">Update the table of PIP bits</text:p>
            <text:p text:style-name="P28">Clari<text:span text:style-name="T25">f</text:span>y the content of the OIR message</text:p>
            <text:p text:style-name="P28">Clarified the discussion of priorities</text:p>
          </table:table-cell>
        </table:table-row>
      </table:table>
      <text:p text:style-name="P12"/>
      <text:h text:style-name="P30" text:outline-level="1">Important Notices and Disclaimers Concerning NMRA Standards Documents</text:h>
      <text:section text:style-name="Sect2" text:name="Section1">
        <text:p text:style-name="P23">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8">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cfe98"/>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cfe98"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3e0f8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c0c2e"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Message Network</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3</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40M50S</meta:editing-duration>
    <meta:generator>LibreOffice/7.4.6.2$MacOSX_X86_64 LibreOffice_project/5b1f5509c2decdade7fda905e3e1429a67acd63d</meta:generator>
    <dc:date>2024-07-17T22:48:26.434077083</dc:date>
    <meta:printed-by>Bob Jacobsen</meta:printed-by>
    <meta:print-date>2010-09-15T08:46:04</meta:print-date>
    <dc:creator>Bob Jacobsen</dc:creator>
    <meta:document-statistic meta:table-count="2" meta:image-count="1" meta:object-count="0" meta:page-count="2" meta:paragraph-count="52" meta:word-count="1264" meta:character-count="8443" meta:non-whitespace-character-count="7210"/>
  </office:meta>
</office:document-meta>
</file>